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vironmentChang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Stack.getCurren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Stack.ge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Changer.ignorableWhitespace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comment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Stack.pushInfo( Environment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Chang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Stack.setOffset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Chang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characters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Stack.pop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Stack.getEnvironmentAwareConsumerWrapper( XMLConsumer consumer , int old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Chang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Stack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Stack.peek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Chang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EnvironmentChanger( XMLConsumer consumer , EnvironmentStack es , int oldOffset , int new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vironmentChang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